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176ad" officeooo:paragraph-rsid="000176ad"/>
    </style:style>
    <style:style style:name="P2" style:family="paragraph" style:parent-style-name="Standard">
      <style:text-properties officeooo:rsid="000176ad" officeooo:paragraph-rsid="000176ad"/>
    </style:style>
    <style:style style:name="P3" style:family="paragraph" style:parent-style-name="Standard">
      <style:text-properties officeooo:rsid="000176ad" officeooo:paragraph-rsid="0001b77d"/>
    </style:style>
    <style:style style:name="P4" style:family="paragraph" style:parent-style-name="Standard">
      <style:text-properties officeooo:rsid="0001b77d" officeooo:paragraph-rsid="0001b77d"/>
    </style:style>
    <style:style style:name="T1" style:family="text">
      <style:text-properties officeooo:rsid="0001b7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4">- Bug: sometimes positions turn purple even though you can’t play there</text:p>
      <text:p text:style-name="P1">- <text:span text:style-name="T1">Bug: </text:span>card description disappears to quickly, or took a while for player to notice</text:p>
      <text:p text:style-name="P1">- <text:span text:style-name="T1">Bug: </text:span>getting stuck/ <text:span text:style-name="T1">stalemate</text:span></text:p>
      <text:p text:style-name="P3">- Bug: Crashes Safari</text:p>
      <text:p text:style-name="P3">- <text:span text:style-name="T1">Design/tutorial: </text:span>Help player understand how combat works</text:p>
      <text:p text:style-name="P3">- <text:span text:style-name="T1">Design/tutorial:</text:span>point/goal of the game (how to win or lose) isn’t obvious</text:p>
      <text:p text:style-name="P3">- <text:span text:style-name="T1">Design/tutorial: educate players on how cards combine</text:span></text:p>
      <text:p text:style-name="P1">- <text:span text:style-name="T1">Design: </text:span>consider limiting deck</text:p>
      <text:p text:style-name="P1">- <text:span text:style-name="T1">Design: </text:span>clean up card/placement mechanics, <text:span text:style-name="T1">allow undo</text:span></text:p>
      <text:p text:style-name="P1">- <text:span text:style-name="T1">Feature: ranged units</text:span></text:p>
      <text:p text:style-name="P1">- <text:span text:style-name="T1">Feature: traps</text:span></text:p>
      <text:p text:style-name="P1">- <text:span text:style-name="T1">Feature: spells</text:span></text:p>
      <text:p text:style-name="P3">- <text:span text:style-name="T1">Feature</text:span>: smarter A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6:49:25.638003308</meta:creation-date>
    <dc:date>2024-04-27T11:30:09.573061306</dc:date>
    <meta:editing-duration>PT20M2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3" meta:word-count="91" meta:character-count="558" meta:non-whitespace-character-count="480"/>
  </office:meta>
</office:document-meta>
</file>